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26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35cm solid #000000" fo:border-right="none" fo:border-top="0.035cm solid #000000" fo:border-bottom="none" style:writing-mode="lr-tb"/>
    </style:style>
    <style:style style:name="Tableau3.B1" style:family="table-cell">
      <style:table-cell-properties style:vertical-align="top" fo:padding="0.097cm" fo:border-left="none" fo:border-right="none" fo:border-top="0.035cm solid #000000" fo:border-bottom="none" style:writing-mode="lr-tb"/>
    </style:style>
    <style:style style:name="Tableau3.D1" style:family="table-cell">
      <style:table-cell-properties style:vertical-align="top" fo:padding="0.097cm" fo:border-left="none" fo:border-right="0.035cm solid #000000" fo:border-top="0.035cm solid #000000" fo:border-bottom="none" style:writing-mode="lr-tb"/>
    </style:style>
    <style:style style:name="Tableau3.A2" style:family="table-cell">
      <style:table-cell-properties style:vertical-align="top" fo:padding="0.097cm" fo:border-left="0.035cm solid #000000" fo:border-right="none" fo:border-top="none" fo:border-bottom="none" style:writing-mode="lr-tb"/>
    </style:style>
    <style:style style:name="Tableau3.B2" style:family="table-cell">
      <style:table-cell-properties style:vertical-align="top" fo:padding="0.097cm" fo:border="none" style:writing-mode="lr-tb"/>
    </style:style>
    <style:style style:name="Tableau3.D2" style:family="table-cell">
      <style:table-cell-properties style:vertical-align="top" fo:padding="0.097cm" fo:border-left="none" fo:border-right="0.035cm solid #000000" fo:border-top="none" fo:border-bottom="none" style:writing-mode="lr-tb"/>
    </style:style>
    <style:style style:name="Tableau3.A7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3.B7" style:family="table-cell">
      <style:table-cell-properties style:vertical-align="top" fo:padding="0.097cm" fo:border-left="none" fo:border-right="none" fo:border-top="0.035cm solid #000000" fo:border-bottom="0.035cm solid #000000" style:writing-mode="lr-tb"/>
    </style:style>
    <style:style style:name="Tableau3.D7" style:family="table-cell">
      <style:table-cell-properties style:vertical-align="top" fo:padding="0.097cm" fo:border-left="none" fo:border-right="0.035cm solid #000000" fo:border-top="0.035cm solid #000000" fo:border-bottom="0.035cm solid #000000" style:writing-mode="lr-tb"/>
    </style:style>
    <style:style style:name="Tableau1" style:family="table">
      <style:table-properties style:width="18cm" table:align="margins" style:writing-mode="lr-tb"/>
    </style:style>
    <style:style style:name="Tableau1.A" style:family="table-column">
      <style:table-column-properties style:column-width="11.393cm" style:rel-column-width="41477*"/>
    </style:style>
    <style:style style:name="Tableau1.B" style:family="table-column">
      <style:table-column-properties style:column-width="6.608cm" style:rel-column-width="240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style:snap-to-layout-grid="false"/>
      <style:text-properties style:use-window-font-color="true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use-window-font-color="true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use-window-font-color="true" fo:font-weight="bold" style:font-weight-asian="bold" style:font-weight-complex="bold"/>
    </style:style>
    <style:style style:name="P10" style:family="paragraph" style:parent-style-name="Table_20_Contents">
      <style:paragraph-properties style:snap-to-layout-grid="false"/>
      <style:text-properties style:use-window-font-color="true" fo:font-weight="bold" style:font-weight-asian="bold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</style:style>
    <style:style style:name="P16" style:family="paragraph" style:parent-style-name="Text_20_body" style:master-page-name="HTML">
      <style:paragraph-properties fo:text-align="center" style:justify-single-word="false" style:page-number="auto"/>
      <style:text-properties fo:font-size="14pt"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trat d’accueil</text:p>
      <text:p text:style-name="P1"/>
      <text:p text:style-name="P2">Ce contrat d’accueil est <text:span text:style-name="T1">conclu au bénéfice de l’enfant</text:span> <text:span text:style-name="Variable">entre : </text:span></text:p>
      <text:p text:style-name="Text_20_body"><text:span text:style-name="Variable">- l’association loi 1901 , crèche halte-garderie parentale, représentée par le (la) président(e) de l’association, &lt;president&gt;</text:span></text:p>
      <text:p text:style-name="Text_20_body"><text:span text:style-name="Variable">et les représentants légaux de l’enfant :</text:span></text:p>
      <text:p text:style-name="Text_20_body"><text:span text:style-name="Variable">&lt;parents&gt;</text:span></text:p>
      <text:p text:style-name="P3"><text:span text:style-name="Variable">Il est convenu que : </text:span></text:p>
      <text:p text:style-name="Text_20_body"><text:span text:style-name="Variable">L’enfant est inscrit à partir du &lt;debut-inscription&gt;</text:span></text:p>
      <text:p text:style-name="Text_20_body"><text:span text:style-name="Variable">L’enfant fréquentera la crèche halte-garderie sur les </text:span><text:span text:style-name="Variable"><text:span text:style-name="T1">horaires</text:span></text:span><text:span text:style-name="Variable"> suivants :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8">Jours de la semaine</text:p>
          </table:table-cell>
          <table:table-cell table:style-name="Tableau3.B1" office:value-type="string">
            <text:p text:style-name="P8">Heure d'arrivée</text:p>
          </table:table-cell>
          <table:table-cell table:style-name="Tableau3.B1" office:value-type="string">
            <text:p text:style-name="P8">Heure de départ</text:p>
          </table:table-cell>
          <table:table-cell table:style-name="Tableau3.D1" office:value-type="string">
            <text:p text:style-name="P8">Nombre heures de présences</text:p>
          </table:table-cell>
        </table:table-row>
        <table:table-row table:style-name="Tableau3.1">
          <table:table-cell table:style-name="Tableau3.A2" office:value-type="string">
            <text:p text:style-name="P9">Lundi</text:p>
          </table:table-cell>
          <table:table-cell table:style-name="Tableau3.B2" office:value-type="string">
            <text:p text:style-name="P6">&lt;heure-debut[0]&gt;</text:p>
          </table:table-cell>
          <table:table-cell table:style-name="Tableau3.B2" office:value-type="string">
            <text:p text:style-name="P6">&lt;heure-fin[0]&gt;</text:p>
          </table:table-cell>
          <table:table-cell table:style-name="Tableau3.D2" office:value-type="string">
            <text:p text:style-name="P7">&lt;heures-jour[0]&gt;</text:p>
          </table:table-cell>
        </table:table-row>
        <table:table-row table:style-name="Tableau3.1">
          <table:table-cell table:style-name="Tableau3.A2" office:value-type="string">
            <text:p text:style-name="P9">Mardi</text:p>
          </table:table-cell>
          <table:table-cell table:style-name="Tableau3.B2" office:value-type="string">
            <text:p text:style-name="P6">&lt;heure-debut[1]&gt;</text:p>
          </table:table-cell>
          <table:table-cell table:style-name="Tableau3.B2" office:value-type="string">
            <text:p text:style-name="P6">&lt;heure-fin[1]&gt;</text:p>
          </table:table-cell>
          <table:table-cell table:style-name="Tableau3.D2" office:value-type="string">
            <text:p text:style-name="P7">&lt;heures-jour[1]&gt;</text:p>
          </table:table-cell>
        </table:table-row>
        <table:table-row table:style-name="Tableau3.1">
          <table:table-cell table:style-name="Tableau3.A2" office:value-type="string">
            <text:p text:style-name="P9">Mercredi</text:p>
          </table:table-cell>
          <table:table-cell table:style-name="Tableau3.B2" office:value-type="string">
            <text:p text:style-name="P6">&lt;heure-debut[2]&gt;</text:p>
          </table:table-cell>
          <table:table-cell table:style-name="Tableau3.B2" office:value-type="string">
            <text:p text:style-name="P6">&lt;heure-fin[2]&gt;</text:p>
          </table:table-cell>
          <table:table-cell table:style-name="Tableau3.D2" office:value-type="string">
            <text:p text:style-name="P7">&lt;heures-jour[2]&gt;</text:p>
          </table:table-cell>
        </table:table-row>
        <table:table-row table:style-name="Tableau3.1">
          <table:table-cell table:style-name="Tableau3.A2" office:value-type="string">
            <text:p text:style-name="P9">Jeudi</text:p>
          </table:table-cell>
          <table:table-cell table:style-name="Tableau3.B2" office:value-type="string">
            <text:p text:style-name="P6">&lt;heure-debut[3]&gt;</text:p>
          </table:table-cell>
          <table:table-cell table:style-name="Tableau3.B2" office:value-type="string">
            <text:p text:style-name="P6">&lt;heure-fin[3]&gt;</text:p>
          </table:table-cell>
          <table:table-cell table:style-name="Tableau3.D2" office:value-type="string">
            <text:p text:style-name="P7">&lt;heures-jour[3]&gt;</text:p>
          </table:table-cell>
        </table:table-row>
        <table:table-row table:style-name="Tableau3.1">
          <table:table-cell table:style-name="Tableau3.A2" office:value-type="string">
            <text:p text:style-name="P9">Vendredi</text:p>
          </table:table-cell>
          <table:table-cell table:style-name="Tableau3.B2" office:value-type="string">
            <text:p text:style-name="P6">&lt;heure-debut[4]&gt;</text:p>
          </table:table-cell>
          <table:table-cell table:style-name="Tableau3.B2" office:value-type="string">
            <text:p text:style-name="P6">&lt;heure-fin[4]&gt;</text:p>
          </table:table-cell>
          <table:table-cell table:style-name="Tableau3.D2" office:value-type="string">
            <text:p text:style-name="P7">&lt;heures-jour[4]&gt;</text:p>
          </table:table-cell>
        </table:table-row>
        <table:table-row table:style-name="Tableau3.1">
          <table:table-cell table:style-name="Tableau3.A7" office:value-type="string">
            <text:p text:style-name="P6"/>
          </table:table-cell>
          <table:table-cell table:style-name="Tableau3.B7" office:value-type="string">
            <text:p text:style-name="P6"/>
          </table:table-cell>
          <table:table-cell table:style-name="Tableau3.B7" office:value-type="string">
            <text:p text:style-name="P9">Total</text:p>
          </table:table-cell>
          <table:table-cell table:style-name="Tableau3.D7" office:value-type="string">
            <text:p text:style-name="P10">&lt;heures-semaine&gt;</text:p>
          </table:table-cell>
        </table:table-row>
      </table:table>
      <text:p text:style-name="Text_20_body"><text:span text:style-name="Variable"/></text:p>
      <text:p text:style-name="Text_20_body"><text:span text:style-name="Variable">Soit un total de &lt;heures-semaine&gt; hebdomadaires, représentant un </text:span><text:span text:style-name="Variable"><text:span text:style-name="T1">nombre moyen de &lt;heures-mois&gt; par mois</text:span></text:span><text:span text:style-name="Variable">.</text:span></text:p>
      <text:p text:style-name="P4"><text:span text:style-name="Variable"><text:span text:style-name="T1">La participation financière de la famille est mensualisée suivant le nombre d’heures mensuelles</text:span></text:span><text:span text:style-name="Variable"> définies ci-dessus ; le montant est aussi fonction des revenus et de la taille de la famille. Le calcul sera révisé annuellement, ou en cas de changement significatif de situation. (cf. règlement intérieur)</text:span></text:p>
      <text:p text:style-name="P4"><text:span text:style-name="Variable">Pour une présence mensuelle de &lt;heures-mois&gt;, votre cotisation mensuelle s’élève à &lt;cotisation-mensuelle&gt; €</text:span></text:p>
      <text:p text:style-name="P4"><text:span text:style-name="Variable">Dans le cas où l’enfant devrait exceptionnellement être accueilli sur un nombre d’heures supplémentaires, celles-ci seront facturées </text:span><text:span text:style-name="Variable"><text:span text:style-name="T1">en sus du forfait de mensualisation</text:span></text:span><text:span text:style-name="Variable">.</text:span></text:p>
      <text:p text:style-name="P4"><text:span text:style-name="Variable">Toute heure réservée sera due.</text:span></text:p>
      <text:p text:style-name="P4"><text:span text:style-name="Variable">L’absence de l’enfant ne donne lieu à </text:span><text:span text:style-name="Variable"><text:span text:style-name="T1">aucune déduction d’heures, hormis pour les causes retenues réglementairement </text:span></text:span><text:span text:style-name="Variable">(cf. règlement intérieur).</text:span></text:p>
      <text:p text:style-name="P15"><text:soft-page-break/><text:span text:style-name="Variable">La période d’adaptation est payante et considérée comme une présence de l’enfant à part entière.</text:span></text:p>
      <text:p text:style-name="P15"><text:span text:style-name="Variable"><text:span text:style-name="T1">Les parents ont approuvé et signé les documents suivants </text:span></text:span><text:span text:style-name="Variable">: règlement intérieur, projet pédagogique et projet d’établissement.</text:span></text:p>
      <text:p text:style-name="P4"><text:span text:style-name="Variable"><text:span text:style-name="T1">Validité du contrat </text:span></text:span><text:span text:style-name="Variable">: ce contrat est valable au maximum un an de date à date.</text:span></text:p>
      <text:p text:style-name="P4"><text:span text:style-name="Variable"><text:span text:style-name="T1">Modification, rupture du contrat </text:span></text:span><text:span text:style-name="Variable">: la demande doit en être faite par écrit au bureau deux mois avant la date de modification ou de rupture envisagée. </text:span></text:p>
      <text:p text:style-name="P4"><text:span text:style-name="Variable"><text:span text:style-name="T1">Renouvellement du contrat </text:span></text:span><text:span text:style-name="Variable">: il s’effectue également deux mois avant la date de début du nouveau contrat.</text:span></text:p>
      <text:p text:style-name="P12"/>
      <text:p text:style-name="P12"/>
      <text:p text:style-name="P13">Fait à &lt;ville-creche&gt;, le &lt;date&gt;</text:p>
      <text:p text:style-name="P12"/>
      <text:p text:style-name="P12"/>
      <text:p text:style-name="P12"/>
      <text:p text:style-name="P13">Signatures précédées de la mention « lu et approuvé »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&lt;parents&gt;</text:p>
          </table:table-cell>
          <table:table-cell table:style-name="Tableau1.B1" office:value-type="string">
            <text:p text:style-name="P5">&lt;president&gt;</text:p>
            <text:p text:style-name="P5"/>
            <text:p text:style-name="P5"/>
          </table:table-cell>
        </table:table-row>
      </table:table>
      <text:p text:style-name="P12"/>
      <text:p text:style-name="P11"/>
      <text:p text:style-name="P11"><text:span text:style-name="Variab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AT D’ACCUEIL</dc:title>
    <dc:date>2010-12-09T22:19:53</dc:date>
    <dc:creator>Bertrand </dc:creator>
    <meta:generator>OpenOffice.org/3.2$Linux OpenOffice.org_project/320m12$Build-9483</meta:generator>
    <meta:editing-duration>PT00H10M59S</meta:editing-duration>
    <meta:editing-cycles>6</meta:editing-cycles>
    <meta:document-statistic meta:table-count="2" meta:image-count="0" meta:object-count="0" meta:page-count="2" meta:paragraph-count="49" meta:word-count="322" meta:character-count="2270"/>
  </office:meta>
</office:document-meta>
</file>